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TRIUMPHS (30:1-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TRIUMPHS (30:1-3):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Danger (30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Disease (30: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Death (30: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SALM 30<text:s text:c="1"/></text:span><text:span text:style-name="a460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DAVID'S TRIUMPHS (30:1-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DAVID'S TROUBLES (30:6-10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IDAVID'S TESTIMONY (30:4-5, 11-12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0 </dc:title>
    <meta:initial-creator>David STRICKLAND</meta:initial-creator>
    <dc:creator>David STRICKLAND</dc:creator>
    <meta:creation-date>2020-02-22T19:32:38Z</meta:creation-date>
    <dc:date>2020-02-22T19:32:39Z</dc:date>
    <meta:template xlink:href="BibleStudy" xlink:type="simple"/>
    <meta:editing-cycles>1</meta:editing-cycles>
    <meta:editing-duration>PT0S</meta:editing-duration>
    <meta:document-statistic meta:paragraph-count="10" meta:word-count="46"/>
  </office:meta>
</office:document-meta>
</file>